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5.501cm" svg:height="3.453cm" svg:x="0.248cm" svg:y="2.736cm">
            <draw:object draw:notify-on-update-of-ranges="Hoja1.E2:Hoja1.E2 Hoja1.F1:Hoja1.F1 Hoja1.F2:Hoja1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12cm" svg:height="3.453cm" svg:x="5.725cm" svg:y="3.054cm">
            <draw:object draw:notify-on-update-of-ranges="Hoja1.E3:Hoja1.E3 Hoja1.F1:Hoja1.F1 Hoja1.F3:Hoja1.F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.836cm" svg:height="3.054cm" svg:x="11.341cm" svg:y="3.108cm">
            <draw:object draw:notify-on-update-of-ranges="Hoja1.E1:Hoja1.E1 Hoja1.F1:Hoja1.F1 Hoja1.F4:Hoja1.F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368cm" svg:height="2.868cm" svg:x="18.195cm" svg:y="3.161cm">
            <draw:object draw:notify-on-update-of-ranges="Hoja1.E1:Hoja1.E1 Hoja1.F1:Hoja1.F1 Hoja1.F5:Hoja1.F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.537cm" svg:height="3.151cm" svg:x="23.921cm" svg:y="2.958cm">
            <draw:object draw:notify-on-update-of-ranges="Hoja1.E1:Hoja1.E1 Hoja1.F1:Hoja1.F1 Hoja1.F6:Hoja1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idual (norm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3.028" calcext:value-type="float">
            <text:p>263.028</text:p>
          </table:table-cell>
          <table:table-cell office:value-type="float" office:value="8.5559" calcext:value-type="float">
            <text:p>8.5559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56.076" calcext:value-type="float">
            <text:p>256.076</text:p>
          </table:table-cell>
          <table:table-cell office:value-type="float" office:value="8.7882" calcext:value-type="float">
            <text:p>8.7882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5.648" calcext:value-type="float">
            <text:p>265.648</text:p>
          </table:table-cell>
          <table:table-cell office:value-type="float" office:value="8.2715" calcext:value-type="float">
            <text:p>8.2715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303.935" calcext:value-type="float">
            <text:p>303.935</text:p>
          </table:table-cell>
          <table:table-cell office:value-type="float" office:value="7.4044" calcext:value-type="float">
            <text:p>7.4044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75.408" calcext:value-type="float">
            <text:p>275.408</text:p>
          </table:table-cell>
          <table:table-cell office:value-type="float" office:value="8.182" calcext:value-type="float">
            <text:p>8.182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9.47726" calcext:value-type="float">
            <text:p>109.47726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2" calcext:value-type="float">
            <text:p>4.52</text:p>
          </table:table-cell>
          <table:table-cell office:value-type="float" office:value="96.6728" calcext:value-type="float">
            <text:p>96.6728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6.6729" calcext:value-type="float">
            <text:p>96.6729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0.5054" calcext:value-type="float">
            <text:p>100.5054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4.9792" calcext:value-type="float">
            <text:p>104.9792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 style:data-style-name="N2" text:time-value="18:51:14.7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15:08.535000000</meta:creation-date>
    <dc:date>2024-10-23T19:17:24.366000000</dc:date>
    <meta:editing-duration>PT23M56S</meta:editing-duration>
    <meta:editing-cycles>2</meta:editing-cycles>
    <meta:generator>LibreOffice/24.8.2.1$Windows_X86_64 LibreOffice_project/0f794b6e29741098670a3b95d60478a65d05ef13</meta:generator>
    <meta:document-statistic meta:table-count="1" meta:cell-count="10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502cm" svg:height="3.454cm" xlink:href=".." xlink:type="simple" chart:class="chart:bar" chart:style-name="ch1">
        <chart:legend chart:legend-position="end" svg:x="3.657cm" svg:y="1.179cm" style:legend-expansion="high" chart:style-name="ch2"/>
        <chart:plot-area chart:style-name="ch3" table:cell-range-address="Hoja1.C9:Hoja1.C9 Hoja1.E1:Hoja1.F2" chart:data-source-has-labels="row" svg:x="0.11cm" svg:y="0.069cm" svg:width="3.437cm" svg:height="3.316cm">
          <chart:coordinate-region svg:x="0.935cm" svg:y="0.269cm" svg:width="2.612cm" svg:height="2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2" chart:label-cell-address="Hoja1.C9:Hoja1.C9 Hoja1.E1:Hoja1.E1" chart:class="chart:bar">
            <chart:data-point/>
          </chart:series>
          <chart:series chart:style-name="ch8" chart:values-cell-range-address="Hoja1.F2:Hoja1.F2" chart:label-cell-address="Hoja1.F1:Hoja1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Hoja1.C9:Hoja1.C9 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3.028">
                <text:p>263.028</text:p>
                <draw:g>
                  <svg:desc>Hoja1.E2:Hoja1.E2</svg:desc>
                </draw:g>
              </table:table-cell>
              <table:table-cell office:value-type="float" office:value="8.5559">
                <text:p>8.5559</text:p>
                <draw:g>
                  <svg:desc>Hoja1.F2:Hoja1.F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121cm" svg:height="3.454cm" xlink:href=".." xlink:type="simple" chart:class="chart:bar" chart:style-name="ch1">
        <chart:legend chart:legend-position="end" svg:x="3.276cm" svg:y="1.179cm" style:legend-expansion="high" chart:style-name="ch2"/>
        <chart:plot-area chart:style-name="ch3" table:cell-range-address="Hoja1.D14:Hoja1.D14 Hoja1.E1:Hoja1.F1 Hoja1.E3:Hoja1.F3" chart:data-source-has-labels="row" svg:x="0.102cm" svg:y="0.069cm" svg:width="3.072cm" svg:height="3.316cm">
          <chart:coordinate-region svg:x="0.927cm" svg:y="0.269cm" svg:width="2.247cm" svg:height="2.9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3:Hoja1.E3" chart:label-cell-address="Hoja1.D14:Hoja1.D14 Hoja1.E1:Hoja1.E1" chart:class="chart:bar">
            <chart:data-point/>
          </chart:series>
          <chart:series chart:style-name="ch8" chart:values-cell-range-address="Hoja1.F3:Hoja1.F3" chart:label-cell-address="Hoja1.F1:Hoja1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text:list>
                  <text:list-item>
                    <text:p/>
                  </text:list-item>
                  <text:list-item>
                    <text:p>TIME</text:p>
                  </text:list-item>
                </text:list>
                <draw:g>
                  <svg:desc>Hoja1.D14:Hoja1.D14 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6.076">
                <text:p>256.076</text:p>
                <draw:g>
                  <svg:desc>Hoja1.E3:Hoja1.E3</svg:desc>
                </draw:g>
              </table:table-cell>
              <table:table-cell office:value-type="float" office:value="8.7882">
                <text:p>8.7882</text:p>
                <draw:g>
                  <svg:desc>Hoja1.F3:Hoja1.F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837cm" svg:height="3.055cm" xlink:href=".." xlink:type="simple" chart:class="chart:bar" chart:style-name="ch1">
        <chart:legend chart:legend-position="end" svg:x="3.992cm" svg:y="0.979cm" style:legend-expansion="high" chart:style-name="ch2"/>
        <chart:plot-area chart:style-name="ch3" table:cell-range-address="Hoja1.E1:Hoja1.F1 Hoja1.E4:Hoja1.F4 Hoja1.G11:Hoja1.G11" chart:data-source-has-labels="row" svg:x="0.116cm" svg:y="0.061cm" svg:width="3.76cm" svg:height="2.933cm">
          <chart:coordinate-region svg:x="0.941cm" svg:y="0.261cm" svg:width="2.935cm" svg:height="2.5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4:Hoja1.E4 Hoja1.G11:Hoja1.G11" chart:label-cell-address="Hoja1.E1:Hoja1.E1" chart:class="chart:bar">
            <chart:data-point chart:repeated="2"/>
          </chart:series>
          <chart:series chart:style-name="ch8" chart:values-cell-range-address="Hoja1.F4:Hoja1.F4" chart:label-cell-address="Hoja1.F1:Hoja1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5.648">
                <text:p>265.648</text:p>
                <draw:g>
                  <svg:desc>Hoja1.E4:Hoja1.E4 Hoja1.G11:Hoja1.G11</svg:desc>
                </draw:g>
              </table:table-cell>
              <table:table-cell office:value-type="float" office:value="8.2715">
                <text:p>8.2715</text:p>
                <draw:g>
                  <svg:desc>Hoja1.F4:Hoja1.F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69cm" svg:height="2.869cm" xlink:href=".." xlink:type="simple" chart:class="chart:bar" chart:style-name="ch1">
        <chart:legend chart:legend-position="end" svg:x="3.524cm" svg:y="0.886cm" style:legend-expansion="high" chart:style-name="ch2"/>
        <chart:plot-area chart:style-name="ch3" table:cell-range-address="Hoja1.E1:Hoja1.F1 Hoja1.E5:Hoja1.F5 Hoja1.H12:Hoja1.H12" chart:data-source-has-labels="row" svg:x="0.107cm" svg:y="0.057cm" svg:width="3.31cm" svg:height="2.755cm">
          <chart:coordinate-region svg:x="0.932cm" svg:y="0.256cm" svg:width="2.485cm" svg:height="2.35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5 Hoja1.H12:Hoja1.H12" chart:label-cell-address="Hoja1.E1:Hoja1.E1" chart:class="chart:bar">
            <chart:data-point chart:repeated="2"/>
          </chart:series>
          <chart:series chart:style-name="ch8" chart:values-cell-range-address="Hoja1.F5:Hoja1.F5" chart:label-cell-address="Hoja1.F1:Hoja1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3.935">
                <text:p>303.935</text:p>
                <draw:g>
                  <svg:desc>Hoja1.E5:Hoja1.E5 Hoja1.H12:Hoja1.H12</svg:desc>
                </draw:g>
              </table:table-cell>
              <table:table-cell office:value-type="float" office:value="7.4044">
                <text:p>7.4044</text:p>
                <draw:g>
                  <svg:desc>Hoja1.F5:Hoja1.F5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538cm" svg:height="3.152cm" xlink:href=".." xlink:type="simple" chart:class="chart:bar" chart:style-name="ch1">
        <chart:legend chart:legend-position="end" svg:x="2.693cm" svg:y="1.028cm" style:legend-expansion="high" chart:style-name="ch2"/>
        <chart:plot-area chart:style-name="ch3" table:cell-range-address="Hoja1.E1:Hoja1.F1 Hoja1.E6:Hoja1.F6 Hoja1.N25:Hoja1.N25" chart:data-source-has-labels="row" svg:x="0.09cm" svg:y="0.063cm" svg:width="2.513cm" svg:height="3.026cm">
          <chart:coordinate-region svg:x="0.915cm" svg:y="0.262cm" svg:width="1.688cm" svg:height="2.6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6:Hoja1.E6 Hoja1.N25:Hoja1.N25" chart:label-cell-address="Hoja1.E1:Hoja1.E1" chart:class="chart:bar">
            <chart:data-point chart:repeated="2"/>
          </chart:series>
          <chart:series chart:style-name="ch8" chart:values-cell-range-address="Hoja1.F6:Hoja1.F6" chart:label-cell-address="Hoja1.F1:Hoja1.F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5.408">
                <text:p>275.408</text:p>
                <draw:g>
                  <svg:desc>Hoja1.E6:Hoja1.E6 Hoja1.N25:Hoja1.N25</svg:desc>
                </draw:g>
              </table:table-cell>
              <table:table-cell office:value-type="float" office:value="8.182">
                <text:p>8.182</text:p>
                <draw:g>
                  <svg:desc>Hoja1.F6:Hoja1.F6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